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4pt" fo:font-style="italic" officeooo:rsid="00093e10" officeooo:paragraph-rsid="00093e10" style:font-size-asian="24pt" style:font-style-asian="italic" style:font-size-complex="24pt" style:font-style-complex="italic"/>
    </style:style>
    <style:style style:name="P2" style:family="paragraph" style:parent-style-name="Standard">
      <style:text-properties fo:font-size="12pt" fo:font-style="italic" style:text-underline-style="solid" style:text-underline-width="auto" style:text-underline-color="font-color" fo:font-weight="bold" officeooo:rsid="00093e10" officeooo:paragraph-rsid="00093e10" style:font-size-asian="10.5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text-properties fo:font-size="12pt" fo:font-style="italic" style:text-underline-style="none" fo:font-weight="bold" officeooo:rsid="000ce81e" officeooo:paragraph-rsid="000ce81e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text-properties fo:font-size="12pt" fo:font-style="normal" style:text-underline-style="none" fo:font-weight="bold" officeooo:rsid="00093e10" officeooo:paragraph-rsid="00093e10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text-properties fo:font-size="12pt" fo:font-style="normal" style:text-underline-style="none" fo:font-weight="bold" officeooo:rsid="00093e10" officeooo:paragraph-rsid="00093e10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0ce81e" officeooo:paragraph-rsid="000ce81e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093e10" officeooo:paragraph-rsid="00093e10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0ec378" officeooo:paragraph-rsid="000ec378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text-properties fo:font-size="14pt" fo:font-style="italic" style:text-underline-style="none" fo:font-weight="bold" officeooo:rsid="00093e10" officeooo:paragraph-rsid="00093e10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text-properties fo:font-size="14pt" fo:font-style="normal" style:text-underline-style="solid" style:text-underline-width="auto" style:text-underline-color="font-color" fo:font-weight="bold" officeooo:rsid="000ec378" officeooo:paragraph-rsid="000ec378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0pt" fo:font-style="italic" style:text-underline-style="solid" style:text-underline-width="auto" style:text-underline-color="font-color" fo:font-weight="bold" officeooo:rsid="000ec378" officeooo:paragraph-rsid="000ec378" style:font-size-asian="10pt" style:font-style-asian="italic" style:font-weight-asian="bold" style:font-size-complex="10pt" style:font-style-complex="italic" style:font-weight-complex="bold"/>
    </style:style>
    <style:style style:name="P12" style:family="paragraph" style:parent-style-name="Standard">
      <style:text-properties fo:font-size="10pt" fo:font-style="italic" style:text-underline-style="solid" style:text-underline-width="auto" style:text-underline-color="font-color" fo:font-weight="bold" officeooo:rsid="0013fb51" officeooo:paragraph-rsid="0013fb51" style:font-size-asian="10pt" style:font-style-asian="italic" style:font-weight-asian="bold" style:font-size-complex="10pt" style:font-style-complex="italic" style:font-weight-complex="bold"/>
    </style:style>
    <style:style style:name="P13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093e10" officeooo:paragraph-rsid="00093e10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style:text-properties fo:font-size="14pt" fo:font-style="normal" style:text-underline-style="solid" style:text-underline-width="auto" style:text-underline-color="font-color" fo:font-weight="normal" officeooo:rsid="000ec378" officeooo:paragraph-rsid="000ec378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fo:font-size="12pt" fo:font-style="normal" style:text-underline-style="none" fo:font-weight="bold" officeooo:rsid="000ec378" officeooo:paragraph-rsid="000ec378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text-properties fo:font-size="12pt" fo:font-style="normal" style:text-underline-style="solid" style:text-underline-width="auto" style:text-underline-color="font-color" fo:font-weight="bold" officeooo:rsid="0016925f" officeooo:paragraph-rsid="0016925f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text-properties fo:font-size="12pt" fo:font-style="normal" style:text-underline-style="solid" style:text-underline-width="auto" style:text-underline-color="font-color" fo:font-weight="bold" officeooo:rsid="0018867c" officeooo:paragraph-rsid="0018867c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text-properties fo:font-size="12pt" fo:font-style="italic" style:text-underline-style="none" fo:font-weight="bold" officeooo:rsid="0016925f" officeooo:paragraph-rsid="0016925f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style:text-properties fo:font-size="12pt" fo:font-style="italic" style:text-underline-style="none" fo:font-weight="bold" officeooo:rsid="0018867c" officeooo:paragraph-rsid="0018867c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Standard">
      <style:text-properties fo:font-size="12pt" fo:font-style="italic" style:text-underline-style="solid" style:text-underline-width="auto" style:text-underline-color="font-color" fo:font-weight="bold" officeooo:rsid="001c7100" officeooo:paragraph-rsid="0018867c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text-properties style:font-name="Arial" fo:font-size="10pt" fo:font-style="italic" style:text-underline-style="none" fo:font-weight="bold" officeooo:rsid="000ec378" officeooo:paragraph-rsid="000ec378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Standard">
      <style:text-properties fo:font-size="10pt" fo:font-style="italic" style:text-underline-style="none" fo:font-weight="bold" officeooo:rsid="000ec378" officeooo:paragraph-rsid="000ec378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Standard">
      <style:text-properties fo:font-size="10pt" fo:font-style="italic" style:text-underline-style="none" fo:font-weight="bold" officeooo:rsid="0013fb51" officeooo:paragraph-rsid="0013fb51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Standard">
      <style:text-properties fo:font-size="10pt" fo:font-style="italic" style:text-underline-style="none" fo:font-weight="bold" officeooo:rsid="0016925f" officeooo:paragraph-rsid="0016925f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Standard">
      <style:text-properties fo:font-size="10pt" fo:font-style="italic" style:text-underline-style="none" fo:font-weight="bold" officeooo:rsid="0018867c" officeooo:paragraph-rsid="0018867c" style:font-size-asian="10pt" style:font-style-asian="italic" style:font-weight-asian="bold" style:font-size-complex="10pt" style:font-style-complex="italic" style:font-weight-complex="bold"/>
    </style:style>
    <style:style style:name="P26" style:family="paragraph" style:parent-style-name="Standard">
      <style:text-properties fo:font-size="10pt" fo:font-style="italic" style:text-underline-style="none" fo:font-weight="bold" officeooo:rsid="0018d900" officeooo:paragraph-rsid="0018d900" style:font-size-asian="10pt" style:font-style-asian="italic" style:font-weight-asian="bold" style:font-size-complex="10pt" style:font-style-complex="italic" style:font-weight-complex="bold"/>
    </style:style>
    <style:style style:name="P27" style:family="paragraph" style:parent-style-name="Standard">
      <style:text-properties fo:font-size="10pt" fo:font-style="italic" style:text-underline-style="solid" style:text-underline-width="auto" style:text-underline-color="font-color" fo:font-weight="bold" officeooo:rsid="0013fb51" officeooo:paragraph-rsid="0013fb51" style:font-size-asian="10pt" style:font-style-asian="italic" style:font-weight-asian="bold" style:font-size-complex="10pt" style:font-style-complex="italic" style:font-weight-complex="bold"/>
    </style:style>
    <style:style style:name="P28" style:family="paragraph" style:parent-style-name="Standard">
      <style:text-properties fo:font-size="10pt" fo:font-style="normal" style:text-underline-style="none" fo:font-weight="bold" officeooo:rsid="000ec378" officeooo:paragraph-rsid="000ec378" style:font-size-asian="10pt" style:font-style-asian="normal" style:font-weight-asian="bold" style:font-size-complex="10pt" style:font-style-complex="normal" style:font-weight-complex="bold"/>
    </style:style>
    <style:style style:name="P29" style:family="paragraph" style:parent-style-name="Standard">
      <style:text-properties fo:font-size="10pt" fo:font-style="normal" style:text-underline-style="none" fo:font-weight="bold" officeooo:rsid="000ce81e" officeooo:paragraph-rsid="000ce81e" style:font-size-asian="10pt" style:font-style-asian="normal" style:font-weight-asian="bold" style:font-size-complex="10pt" style:font-style-complex="normal" style:font-weight-complex="bold"/>
    </style:style>
    <style:style style:name="P30" style:family="paragraph" style:parent-style-name="Standard">
      <style:text-properties fo:font-size="10pt" fo:font-style="normal" style:text-underline-style="none" fo:font-weight="bold" officeooo:rsid="0016925f" officeooo:paragraph-rsid="0016925f" style:font-size-asian="10pt" style:font-style-asian="normal" style:font-weight-asian="bold" style:font-size-complex="10pt" style:font-style-complex="normal" style:font-weight-complex="bold"/>
    </style:style>
    <style:style style:name="P31" style:family="paragraph" style:parent-style-name="Standard">
      <style:text-properties style:font-name="Liberation Serif" fo:font-size="12pt" fo:font-style="normal" style:text-underline-style="none" fo:font-weight="bold" officeooo:rsid="00093e10" officeooo:paragraph-rsid="00093e10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text-properties style:font-name="Liberation Serif" fo:font-size="10pt" fo:font-style="italic" style:text-underline-style="none" fo:font-weight="normal" officeooo:rsid="000ce81e" officeooo:paragraph-rsid="000ce81e" style:font-size-asian="10pt" style:font-style-asian="italic" style:font-weight-asian="normal" style:font-size-complex="10pt" style:font-style-complex="italic" style:font-weight-complex="normal"/>
    </style:style>
    <style:style style:name="P33" style:family="paragraph" style:parent-style-name="Standard">
      <style:text-properties style:font-name="Liberation Serif" fo:font-size="10pt" fo:font-style="italic" style:text-underline-style="none" fo:font-weight="bold" officeooo:rsid="000ce81e" officeooo:paragraph-rsid="000ce81e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officeooo:rsid="000ec378"/>
    </style:style>
    <style:style style:name="T2" style:family="text">
      <style:text-properties fo:font-weight="normal" officeooo:rsid="000ec378" style:font-weight-asian="normal" style:font-weight-complex="normal"/>
    </style:style>
    <style:style style:name="T3" style:family="text">
      <style:text-properties officeooo:rsid="0010112c"/>
    </style:style>
    <style:style style:name="T4" style:family="text">
      <style:text-properties officeooo:rsid="001115da"/>
    </style:style>
    <style:style style:name="T5" style:family="text">
      <style:text-properties officeooo:rsid="0012d5ad"/>
    </style:style>
    <style:style style:name="T6" style:family="text">
      <style:text-properties officeooo:rsid="00151d8d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10112c"/>
    </style:style>
    <style:style style:name="T9" style:family="text">
      <style:text-properties style:font-name="Liberation Serif" style:font-size-asian="12pt"/>
    </style:style>
    <style:style style:name="T10" style:family="text">
      <style:text-properties style:font-name="Liberation Serif" officeooo:rsid="0016925f" style:font-size-asian="12pt"/>
    </style:style>
    <style:style style:name="T11" style:family="text">
      <style:text-properties style:font-name="Liberation Serif" officeooo:rsid="0016925f"/>
    </style:style>
    <style:style style:name="T12" style:family="text">
      <style:text-properties style:font-name="Liberation Serif" officeooo:rsid="0018d900"/>
    </style:style>
    <style:style style:name="T13" style:family="text">
      <style:text-properties officeooo:rsid="0016925f"/>
    </style:style>
    <style:style style:name="T14" style:family="text">
      <style:text-properties officeooo:rsid="0018867c"/>
    </style:style>
    <style:style style:name="T15" style:family="text">
      <style:text-properties officeooo:rsid="0018d900"/>
    </style:style>
    <style:style style:name="T16" style:family="text">
      <style:text-properties officeooo:rsid="001a96e3"/>
    </style:style>
    <style:style style:name="T17" style:family="text">
      <style:text-properties officeooo:rsid="001bdb9c"/>
    </style:style>
    <style:style style:name="T18" style:family="text">
      <style:text-properties officeooo:rsid="001c71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2"/><text:span text:style-name="T1">CURRÍCULUM</text:span> VITAE</text:p>
      <text:p text:style-name="P7"/>
      <text:p text:style-name="P7">DATOS PERSONALES</text:p>
      <text:p text:style-name="P2"/>
      <text:p text:style-name="P31">NOMBRE Y APELLIDOS:MANUELA VELA CARDO</text:p>
      <text:p text:style-name="P31"/>
      <text:p text:style-name="P31">DOMICILIO:C/BRAZO DEL ESTE.22 -41100 CORIA DEL RIO (SEVILLA)</text:p>
      <text:p text:style-name="P31"/>
      <text:p text:style-name="P31">D.N.I: 52696181-F</text:p>
      <text:p text:style-name="P31"/>
      <text:p text:style-name="P31">FECHA DE NACIMIENTO:14 DE MARZO DE 1978</text:p>
      <text:p text:style-name="P31"/>
      <text:p text:style-name="P31"><text:span text:style-name="T13">TELÉFONOS</text:span> :676950459–954778057</text:p>
      <text:p text:style-name="P31"/>
      <text:p text:style-name="P4"><text:span text:style-name="T10">E-MAL</text:span><text:span text:style-name="T9">: </text:span><text:a xlink:type="simple" xlink:href="mailto:manuelavela@hotmail.es" text:style-name="Internet_20_link" text:visited-style-name="Visited_20_Internet_20_Link"><text:span text:style-name="T9">manuelavela@hotmail.es</text:span></text:a></text:p>
      <text:p text:style-name="P5"/>
      <text:p text:style-name="P7"><text:span text:style-name="T1">FORMACIÓN</text:span> <text:span text:style-name="T1">ACADÉMICA</text:span></text:p>
      <text:p text:style-name="P9"/>
      <text:p text:style-name="P15">.-TÉCNICO SUPERIOR DE LABORATORIO CLÍNICO.</text:p>
      <text:p text:style-name="P28"/>
      <text:p text:style-name="P29"><text:s text:c="4"/><text:span text:style-name="T7"><text:s text:c="6"/>I.E.S.FEDERICO MAYOR ZARAGOZA (SEVILLA)</text:span></text:p>
      <text:p text:style-name="P32"/>
      <text:p text:style-name="P33"><text:span text:style-name="T2">.-</text:span><text:span text:style-name="T1">BACHILLERATO DE CIENCIAS</text:span></text:p>
      <text:p text:style-name="P33"/>
      <text:p text:style-name="P33"><text:s text:c="10"/><text:span text:style-name="T1">I.B. RODRIGO CARO</text:span></text:p>
      <text:p text:style-name="P3"/>
      <text:p text:style-name="P8">FORMACIÓN COMPLEMENTARIA</text:p>
      <text:p text:style-name="P22"/>
      <text:p text:style-name="P21">.<text:span text:style-name="T7">-</text:span><text:span text:style-name="T11">TÉCNICA</text:span><text:span text:style-name="T12">S</text:span><text:span text:style-name="T8"> Y PROCEDIMIENTOS </text:span><text:span text:style-name="T11">ANALÍTICOS</text:span><text:span text:style-name="T8">:AVANCES </text:span><text:span text:style-name="T11">CIENTÍFICOS</text:span><text:span text:style-name="T8"> EN EL LABORATORIO DE DIAGNOSTICO </text:span><text:span text:style-name="T12">CLÍNICO.</text:span><text:span text:style-name="T8"> IMPARTIDO POR LA UNIVERSIDAD DE GRANADA.ESCUELA UNIVERSITARIA DE CIENCIAS DE LA SALUD.DURACION 40 HORAS.</text:span></text:p>
      <text:p text:style-name="P22"/>
      <text:p text:style-name="P22">.-<text:span text:style-name="T16">REVISIÓN BIOQUÍMICA,INSTRUMENTACIÓN Y SU APLICACIÓN PRACTICA.IMPARTIDO POR EL S.A.S. EXPEDIENTE:02/759/SE/AE/AI.DURACION 30 HORAS.</text:span></text:p>
      <text:p text:style-name="P22"/>
      <text:p text:style-name="P22">.-<text:span text:style-name="T4">ALTERACIONES BIOQUIMICAS EN PACIENTES CANDIDATOS AL TRANSPLANTE HEPATICO.IMPARTIDO POR EL S.A.S.EXPEDIENTE 02/1730/SE/AE/AI.</text:span></text:p>
      <text:p text:style-name="P22"/>
      <text:p text:style-name="P22">.-<text:span text:style-name="T4">CURSO DE GESTION DE FICHERO A DISTANCIA.NORMATIVA REGULADORA(I)REALIZADA POR EDUTEDIS FORMACION.70 HORAS.</text:span></text:p>
      <text:p text:style-name="P22"/>
      <text:p text:style-name="P22">.-<text:span text:style-name="T4">LABORATORIO: ORGANIZACION Y SISTEMA DE CALIDAD.``6,75 CRÉDITOS``IMPARTIDO POR SOCIDECO.</text:span></text:p>
      <text:p text:style-name="P22"/>
      <text:p text:style-name="P22">.-<text:span text:style-name="T5">LABORATORIO:MUESTRAS,TECNICAS Y MARCADORES``6,75 CRÉDITOS``IMPARTIDO POR SOCIDECO.</text:span></text:p>
      <text:p text:style-name="P22"/>
      <text:p text:style-name="P22">.-<text:span text:style-name="T5">ACTUALIZACION DE FUNDAMENTOS Y PROCEDIMIENTOS DE LABORATORIO ``6,75 CREDITOS``IMPARTIDO POR SOCIDECO.</text:span></text:p>
      <text:p text:style-name="P22"/>
      <text:p text:style-name="P23">.-LABORATORIO:SISTEMA ERITROCITARIO.``6,3 <text:span text:style-name="T16">CRÉDITOS</text:span>``IMPARTIDO POR SOCIDECO.</text:p>
      <text:p text:style-name="P23"/>
      <text:p text:style-name="P23">.-LABORATORIO:BACTERIAS,GERM<text:span text:style-name="T16">E</text:span>NES Y VIRUS.``6,75 <text:span text:style-name="T16">CRÉDITOS</text:span>``IMPARTIDO POR SOCIDECO.</text:p>
      <text:p text:style-name="P23"/>
      <text:p text:style-name="P23">.-<text:span text:style-name="T16">ACTUALIZACIÓN</text:span> DE CONOCIMIENTOS EN HEMATOLOGIA <text:span text:style-name="T16">CLÍNICA.</text:span>``6,75 <text:span text:style-name="T16">CRÉDITOS</text:span>``IMPARTIDO POR SOCIDECO.</text:p>
      <text:p text:style-name="P12"><text:soft-page-break/></text:p>
      <text:p text:style-name="P12"/>
      <text:p text:style-name="P12"/>
      <text:p text:style-name="P23">.-<text:span text:style-name="T16">ACTUALIZACIÓN</text:span> DE CONOCIMIENTOS EN MICROBIOLOGIA <text:span text:style-name="T17">CLÍNICA</text:span>``6,75 <text:span text:style-name="T16">CRÉDITOS</text:span>``IMPARTIDO POR SOCIDECO.</text:p>
      <text:p text:style-name="P12"/>
      <text:p text:style-name="P23">.-SISTEMAS DE CALIDAD EN LABORATORIOS <text:span text:style-name="T17">CLÍNICOS</text:span>``6 <text:span text:style-name="T17">CRÉDITOS</text:span>``IMPARTIDO POR SOCIDECO.</text:p>
      <text:p text:style-name="P12"/>
      <text:p text:style-name="P23">.-<text:span text:style-name="T17">ORGANIZACIÓN</text:span> SANITARIA Y MARCO LEGISLATIVO``4,4 <text:span text:style-name="T17">CRÉDITOS</text:span>``IMPARTIDO POR SOCIDECO.</text:p>
      <text:p text:style-name="P23"/>
      <text:p text:style-name="P23">.-<text:span text:style-name="T17">SEMIOLOGÍA DE LABORATORIO DE ORGANOS Y SISTEMAS``5,85 CRÉDITOS``IMPARTIDO POR SOCIDECO.</text:span></text:p>
      <text:p text:style-name="P23"/>
      <text:p text:style-name="P23">.-<text:span text:style-name="T6">ESTUDIO DE PATOLOGÍAS EN LABORATORIO``5,2 CRÉDITOS``IMPARTIDO POR SOCIDECO.</text:span></text:p>
      <text:p text:style-name="P12"/>
      <text:p text:style-name="P23">.-<text:span text:style-name="T17">GESTIÓN ORGANIZATIVA Y DE PROCESOS DE LABORATORIO``2,86 CRÉDITOS``IMPARTIDO POR SOCIDECO.</text:span></text:p>
      <text:p text:style-name="P23"/>
      <text:p text:style-name="P23">.-<text:span text:style-name="T6">BIOMARCADORES DE LABORATORIO``3,25 CRÉDITOS IMPARTIDO POR SOCIDECO.</text:span></text:p>
      <text:p text:style-name="P23"/>
      <text:p text:style-name="P12"/>
      <text:p text:style-name="P16">EXPERIENCIA PROFESIONAL</text:p>
      <text:p text:style-name="P16"/>
      <text:p text:style-name="P24">.-TÉCNICO DE LABORATORIO .HOSPITAL VIRGEN DEL ROCIO.3 MESES.</text:p>
      <text:p text:style-name="P24"/>
      <text:p text:style-name="P24">.-AUXILIAR DE TIENDA/<text:span text:style-name="T14">ATENCIÓN</text:span> <text:span text:style-name="T14">EL CLIENTE .TELEPIZZA 10 MESES.</text:span></text:p>
      <text:p text:style-name="P24"/>
      <text:p text:style-name="P24">.-<text:span text:style-name="T14">AUXILIAR ADMINISTRATIVA .LINCE INMOBILIARIA .SUCURSAL SEVILLA Y CORIA DEL RIO.9 MESES.</text:span></text:p>
      <text:p text:style-name="P24"/>
      <text:p text:style-name="P24">.-<text:span text:style-name="T14">CAJERA DE SUPERMERCADO .EL CORTE INGLES.2 AÑOS Y 6 MESES.</text:span></text:p>
      <text:p text:style-name="P24"/>
      <text:p text:style-name="P24">.-<text:span text:style-name="T14">AUXILIAR ADMINISTRATIVO .COYVEN ALJARAFE S.L.3 MESES.</text:span></text:p>
      <text:p text:style-name="P24"/>
      <text:p text:style-name="P18">.-<text:span text:style-name="T14">ACTUALMENTE AUXILIAR DE CLÍNICA <text:s/>.CONSULTA DE ORL( OTORRINOLARINGOLOGIA ) DEL DR .JOSE G. ORTEGA RUIZ. 12 AÑOS.</text:span></text:p>
      <text:p text:style-name="P18"/>
      <text:p text:style-name="P18"/>
      <text:p text:style-name="P20">INFORMÁTICA</text:p>
      <text:p text:style-name="P19"/>
      <text:p text:style-name="P25">.-CURSOS DE SISTEMA OPERATIVO WINDOWS``98``.IMPARTIDO POR ACADEMIA DICOAN.</text:p>
      <text:p text:style-name="P25"/>
      <text:p text:style-name="P25">.-PAQUETE OFFICE.(A NIVEL USARIO)</text:p>
      <text:p text:style-name="P25"/>
      <text:p text:style-name="P25">.-INTERNET A NIVEL USUARIO.</text:p>
      <text:p text:style-name="P25"/>
      <text:p text:style-name="P25"/>
      <text:p text:style-name="P17">OTROS DATOS DE INTERÉS</text:p>
      <text:p text:style-name="P19"/>
      <text:p text:style-name="P25">.-DISPON<text:span text:style-name="T15">IBILIDAD INMEDIATA.</text:span></text:p>
      <text:p text:style-name="P25"/>
      <text:p text:style-name="P25">.-<text:span text:style-name="T15">CARNET DE CONDUCIR TIPO B .DISPONGO DE VEHICULO PROPIO.</text:span></text:p>
      <text:p text:style-name="P25"/>
      <text:p text:style-name="P25">.-<text:span text:style-name="T15">PERSONA RESPONSABLE Y TRABAJADORA.</text:span></text:p>
      <text:p text:style-name="P25"/>
      <text:p text:style-name="P25"/>
      <text:p text:style-name="P25"/>
      <text:p text:style-name="P26">GRACIAS POR SU TIEMPO Y <text:span text:style-name="T18">ATENCIÓN</text:span> RECIBIDA,UN CORDIAL SALUDO.</text:p>
      <text:p text:style-name="P26"/>
      <text:p text:style-name="P26"/>
      <text:p text:style-name="P26"><text:s text:c="35"/>FIRMA. MANUELA VELA CARDO.</text:p>
      <text:p text:style-name="P25"/>
      <text:p text:style-name="P25"><text:soft-page-break/></text:p>
      <text:p text:style-name="P25"/>
      <text:p text:style-name="P30"/>
      <text:p text:style-name="P30"/>
      <text:p text:style-name="P24"/>
      <text:p text:style-name="P30"/>
      <text:p text:style-name="P11"/>
      <text:p text:style-name="P11"/>
      <text:p text:style-name="P14"/>
      <text:p text:style-name="P10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21:41:04.784000000</meta:creation-date>
    <dc:date>2019-02-02T11:55:35.458000000</dc:date>
    <meta:editing-duration>PT10M54S</meta:editing-duration>
    <meta:editing-cycles>2</meta:editing-cycles>
    <meta:generator>LibreOffice/6.1.3.2$Windows_x86 LibreOffice_project/86daf60bf00efa86ad547e59e09d6bb77c699acb</meta:generator>
    <meta:print-date>2019-02-02T11:54:36.989000000</meta:print-date>
    <meta:document-statistic meta:table-count="0" meta:image-count="0" meta:object-count="0" meta:page-count="3" meta:paragraph-count="48" meta:word-count="329" meta:character-count="2997" meta:non-whitespace-character-count="2649"/>
  </office:meta>
</office:document-meta>
</file>